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1d1b10"/>
    </style:style>
    <style:style style:name="P3" style:family="paragraph" style:parent-style-name="Heading_20_1" style:list-style-name=""/>
    <style:style style:name="P4" style:family="paragraph" style:parent-style-name="Heading_20_1">
      <style:paragraph-properties fo:text-align="center" style:justify-single-word="false"/>
    </style:style>
    <style:style style:name="P5" style:family="paragraph" style:parent-style-name="Heading_20_1" style:list-style-name="">
      <style:paragraph-properties fo:text-align="center" style:justify-single-word="false"/>
    </style:style>
    <style:style style:name="P6" style:family="paragraph" style:parent-style-name="Heading_20_1">
      <style:paragraph-properties fo:break-before="page"/>
    </style:style>
    <style:style style:name="P7" style:family="paragraph" style:parent-style-name="Heading_20_1">
      <style:paragraph-properties fo:text-align="center" style:justify-single-word="false" fo:break-before="page"/>
    </style:style>
    <style:style style:name="P8" style:family="paragraph" style:parent-style-name="Text_20_body">
      <style:paragraph-properties fo:text-align="start" style:justify-single-word="false"/>
    </style:style>
    <style:style style:name="P9" style:family="paragraph" style:parent-style-name="Text_20_body" style:list-style-name="L1">
      <style:paragraph-properties fo:text-align="start" style:justify-single-word="false"/>
      <style:text-properties officeooo:paragraph-rsid="001d1b10"/>
    </style:style>
    <style:style style:name="P10" style:family="paragraph" style:parent-style-name="Text_20_body">
      <style:paragraph-properties fo:text-align="start" style:justify-single-word="false"/>
      <style:text-properties officeooo:rsid="002a02e8" officeooo:paragraph-rsid="002a02e8"/>
    </style:style>
    <style:style style:name="P11" style:family="paragraph" style:parent-style-name="Text_20_body">
      <style:paragraph-properties fo:text-align="start" style:justify-single-word="false"/>
      <style:text-properties officeooo:rsid="002bf4c8" officeooo:paragraph-rsid="002bf4c8"/>
    </style:style>
    <style:style style:name="T1" style:family="text">
      <style:text-properties fo:font-weight="bold" style:font-weight-asian="bold" style:font-weight-complex="bold"/>
    </style:style>
    <style:style style:name="T2" style:family="text">
      <style:text-properties fo:font-weight="bold" officeooo:rsid="002a7615" style:font-weight-asian="bold" style:font-weight-complex="bold"/>
    </style:style>
    <style:style style:name="T3" style:family="text">
      <style:text-properties officeooo:rsid="001f425a"/>
    </style:style>
    <style:style style:name="T4" style:family="text">
      <style:text-properties officeooo:rsid="0021be04"/>
    </style:style>
    <style:style style:name="T5" style:family="text">
      <style:text-properties officeooo:rsid="002a76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ease It!</text:p>
      <text:h text:style-name="P5" text:outline-level="1"/>
      <text:h text:style-name="P7" text:outline-level="1">Living in Production</text:h>
      <text:p text:style-name="P1">Does “feature complete” mean “production ready”? Is your system really ready to be deployed?</text:p>
      <text:p text:style-name="P1">But first, you will need to accept the fact that despite your best laid plans, bad things will still happen.</text:p>
      <text:p text:style-name="P1">Product designers in manufacturing have long pursued “design for manufacturability”—the engineering approach of designing products such that they can be manufactured at low cost and high quality.</text:p>
      <text:p text:style-name="P1">Design and architecture decisions are also financial decisions.</text:p>
      <text:p text:style-name="P1">Your early decisions make the biggest impact on the eventual shape of your system. The beginning is when your team is most ignorant of the eventual structure of the software, yet that’s when some of the most irrevocable decisions must be made.</text:p>
      <text:p text:style-name="P2">constantly thinks about the <text:span text:style-name="T1">dynamics of change: </text:span></text:p>
      <text:list xml:id="list1244276288" text:style-name="L1">
        <text:list-item>
          <text:p text:style-name="P9">“How can we do a deployment without rebooting the world?” </text:p>
        </text:list-item>
        <text:list-item>
          <text:p text:style-name="P9">“Whatmetrics do we need to collect, and how will we analyze them?” </text:p>
        </text:list-item>
        <text:list-item>
          <text:p text:style-name="P9">“What part of the system needs improvement the most?”</text:p>
        </text:list-item>
      </text:list>
      <text:p text:style-name="P2"/>
      <text:p text:style-name="P2"><text:span text:style-name="T1">Software delivers its value in production</text:span>. The development project, testing, integration, and planning...everything before production is prelude.</text:p>
      <text:p text:style-name="P2"/>
      <text:h text:style-name="P3" text:outline-level="1"/>
      <text:h text:style-name="P6" text:outline-level="1">Case Study: The Exception That Grounded an Airline</text:h>
      <text:p text:style-name="Text_20_body"><text:span text:style-name="T3">I</text:span>ncidents that blow up into the biggest issues start with something very small?</text:p>
      <text:p text:style-name="Text_20_body">The worst problem here is that the bug in one system could propagate to all the other affected systems. A better question to ask is, “How do we prevent bugs in one system from affecting everything else?”</text:p>
      <text:p text:style-name="Text_20_body"/>
      <text:h text:style-name="P4" text:outline-level="1">Stabilize Your System</text:h>
      <text:p text:style-name="P1">Cynical software expects bad things to happen and is never surprised when they do. Cynical software doesn’t even trust itself, so it puts up internal barriers to protect itself from failures. It refuses to get too intimate with other systems, because it could get hurt</text:p>
      <text:p text:style-name="P1">To talk about stability, we need to define some terms. A transaction is an abstract unit of work processed by the system <text:span text:style-name="T4">(A single unit of work might encompass many database </text:span>transactions.<text:span text:style-name="T4">) for example, one common type of </text:span>transaction is “customer places order.” This transaction spans several pages, often including external integrations such as credit card verification. Transactions are the reason that the system exists.</text:p>
      <text:p text:style-name="P1">The word system means the complete, interdependent set of hardware,applications, and services required to process transactions for users.</text:p>
      <text:p text:style-name="P1">A robust system keeps processing transactions, even when transient impulses, persistent stresses, or component failures disrupt normal processing.</text:p>
      <text:p text:style-name="P10">Getting slow responses → strain</text:p>
      <text:p text:style-name="P10">A system with longevity keeps processing transactions for a long time. The major dangers to your system’s longevity are <text:span text:style-name="T1">memory leaks and data growth</text:span>. Both kinds of sludge will kill your system in production. Both are rarely caught during testing. →<text:span text:style-name="T5"> Have it run </text:span><text:span text:style-name="T2">JMeter</text:span><text:span text:style-name="T5">, Marathon, or some </text:span>other load-testing tool.</text:p>
      <text:p text:style-name="P10">The more <text:span text:style-name="T1">tightly coupled t</text:span>he architecture, the greater the chance this coding <text:span text:style-name="T1">error can propagate</text:span>. Conversely, the <text:span text:style-name="T1">less-coupled </text:span>architectures act as shock absorbers, <text:span text:style-name="T1">diminishing the effects of this error</text:span> instead of amplifying them.</text:p>
      <text:p text:style-name="P11">Stao Page 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30T22:05:26.356328840</meta:creation-date>
    <dc:date>2025-01-30T23:10:03.575571440</dc:date>
    <meta:editing-duration>PT59M12S</meta:editing-duration>
    <meta:editing-cycles>21</meta:editing-cycles>
    <meta:generator>LibreOffice/6.4.7.2$Linux_X86_64 LibreOffice_project/40$Build-2</meta:generator>
    <meta:document-statistic meta:table-count="0" meta:image-count="0" meta:object-count="0" meta:page-count="3" meta:paragraph-count="24" meta:word-count="474" meta:character-count="3017" meta:non-whitespace-character-count="2568"/>
  </office:meta>
</office:document-meta>
</file>